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3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5f467"/>
    </style:style>
    <style:style style:name="P7" style:family="paragraph" style:parent-style-name="Table_20_Contents">
      <style:text-properties style:font-name="Century Gothic"/>
    </style:style>
    <style:style style:name="P8" style:family="paragraph" style:parent-style-name="Table_20_Contents">
      <style:paragraph-properties fo:text-align="end" style:justify-single-word="false"/>
      <style:text-properties style:font-name="Century Gothic" fo:font-style="italic" style:font-style-asian="italic" style:font-style-complex="italic"/>
    </style:style>
    <style:style style:name="P9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/>
    </style:style>
    <style:style style:name="P10" style:family="paragraph" style:parent-style-name="Text_20_body">
      <style:text-properties style:font-name="Century Gothic"/>
    </style:style>
    <style:style style:name="P11" style:family="paragraph" style:parent-style-name="Text_20_body">
      <style:text-properties style:font-name="Century Gothic" style:text-underline-style="none"/>
    </style:style>
    <style:style style:name="P12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3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14" style:family="paragraph" style:parent-style-name="Table_20_Heading">
      <style:text-properties style:font-name="Century Gothic"/>
    </style:style>
    <style:style style:name="P15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16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 officeooo:paragraph-rsid="001d736a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5f467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d736a"/>
    </style:style>
    <style:style style:name="P19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 officeooo:paragraph-rsid="0015f467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request in objects"&gt;</text:placeholder></text:p>
      <text:p text:style-name="P16"><draw:frame draw:style-name="fr1" draw:name="image: (request.format_logo(), 'image/jpeg')" text:anchor-type="paragraph" svg:x="10.13cm" svg:y="0.131cm" svg:width="7.514cm" svg:height="3.671cm" draw:z-index="0"><draw:text-box><text:p text:style-name="Frame_20_contents"/></draw:text-box></draw:frame><text:placeholder text:placeholder-type="text">&lt;setLang(Lang)&gt;</text:placeholder><text:placeholder text:placeholder-type="text">&lt;request.setLang(Lang)&gt;</text:placeholder></text:p>
      <text:p text:style-name="P18"><text:placeholder text:placeholder-type="text">&lt;if test="SenderAddress"&gt;</text:placeholder></text:p>
      <text:p text:style-name="P18"><text:placeholder text:placeholder-type="text">&lt;for each="line in SenderAddress.full_address.split('\n')"&gt;</text:placeholder></text:p>
      <text:p text:style-name="P18"><text:placeholder text:placeholder-type="text">&lt;line&gt;</text:placeholder></text:p>
      <text:p text:style-name="P18"><text:placeholder text:placeholder-type="text">&lt;/for&gt;</text:placeholder></text:p>
      <text:p text:style-name="P18"><text:placeholder text:placeholder-type="text">&lt;/if&gt;</text:placeholder></text:p>
      <text:p text:style-name="P6"/>
      <text:p text:style-name="P1"/>
      <text:p text:style-name="P1">Référence Sinistre : <text:placeholder text:placeholder-type="text">&lt;request.needed_by.name&gt;</text:placeholder></text:p>
      <text:p text:style-name="P1"/>
      <text:p text:style-name="P1"/>
      <text:p text:style-name="P1"/>
      <text:p text:style-name="P4"><text:placeholder text:placeholder-type="text">&lt;Party.get_rec_name(None)&gt;</text:placeholder></text:p>
      <text:p text:style-name="P2"><text:placeholder text:placeholder-type="text">&lt;if test="Address"&gt;</text:placeholder></text:p>
      <text:p text:style-name="P2"><text:placeholder text:placeholder-type="text">&lt;for each="line in Address.full_address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><text:placeholder text:placeholder-type="text">&lt;/if&gt;</text:placeholder></text:p>
      <text:p text:style-name="P12"/>
      <text:p text:style-name="P12"/>
      <text:p text:style-name="P13">Paris, le <text:placeholder text:placeholder-type="text">&lt;formatLang(request.get_request_date(), Party.lang, date=True)&gt;</text:placeholder></text:p>
      <text:p text:style-name="P13"/>
      <text:p text:style-name="P9">Demande de documents</text:p>
      <text:p text:style-name="P12"/>
      <text:p text:style-name="P12"/>
      <text:p text:style-name="P5"><text:placeholder text:placeholder-type="text">&lt;Party.get_rec_name(None)&gt;</text:placeholder>,</text:p>
      <text:p text:style-name="P5"/>
      <text:p text:style-name="P10">Nous avons bien enregistré votre déclaration de sinistre du <text:span text:style-name="T1"><text:placeholder text:placeholder-type="text">&lt;formatLang(request.needed_by.declaration_date, Party.lang, date=True)&gt;</text:placeholder></text:span><text:span text:style-name="T1"> et traitons votre dossier dans les plus brefs délais.</text:span></text:p>
      <text:p text:style-name="P11"/>
      <text:p text:style-name="P11">Merci de nous addresser par courrier les documents suivants, afin que nous puissions procéder à l'indemnisation de votre dossier :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7"><text:placeholder text:placeholder-type="text">&lt;for each="doc in request.documents"&gt;</text:placeholder></text:p>
          </table:table-cell>
        </table:table-row>
        <table:table-row>
          <table:table-cell table:style-name="Table1.A3" office:value-type="string">
            <text:p text:style-name="P7"><text:placeholder text:placeholder-type="text">&lt;choose test=""&gt;</text:placeholder></text:p>
          </table:table-cell>
        </table:table-row>
        <table:table-row>
          <table:table-cell table:style-name="Table1.A4" office:value-type="string">
            <text:p text:style-name="P7"><text:placeholder text:placeholder-type="text">&lt;when test="not doc.received"&gt;</text:placeholder></text:p>
          </table:table-cell>
        </table:table-row>
        <text:soft-page-break/>
        <table:table-row>
          <table:table-cell table:style-name="Table1.A5" office:value-type="string">
            <text:p text:style-name="P7"><text:placeholder text:placeholder-type="text">&lt;doc.get_rec_name(None)&gt;</text:placeholder></text:p>
          </table:table-cell>
        </table:table-row>
        <table:table-row>
          <table:table-cell table:style-name="Table1.A8" office:value-type="string">
            <text:p text:style-name="P7"><text:placeholder text:placeholder-type="text">&lt;/when&gt;</text:placeholder></text:p>
          </table:table-cell>
        </table:table-row>
        <table:table-row>
          <table:table-cell table:style-name="Table1.A8" office:value-type="string">
            <text:p text:style-name="P7"><text:placeholder text:placeholder-type="text">&lt;/choose&gt;</text:placeholder></text:p>
          </table:table-cell>
        </table:table-row>
        <table:table-row>
          <table:table-cell table:style-name="Table1.A8" office:value-type="string">
            <text:p text:style-name="P7"><text:placeholder text:placeholder-type="text">&lt;/for&gt;</text:placeholder></text:p>
          </table:table-cell>
        </table:table-row>
        <table:table-row>
          <table:table-cell table:style-name="Table1.A9" office:value-type="string">
            <text:p text:style-name="P8">Nombre de documents : <text:placeholder text:placeholder-type="text">&lt;request.get_waiting_documents()&gt;</text:placeholder></text:p>
          </table:table-cell>
        </table:table-row>
      </table:table>
      <text:p text:style-name="P10"/>
      <text:p text:style-name="P10">Nous nous tenons à votre entière disposition pour tout renseignement complémentaire, et vous prions d'agréer, <text:span text:style-name="T1"><text:placeholder text:placeholder-type="text">&lt;Party.get_rec_name(None)&gt;</text:placeholder></text:span><text:span text:style-name="T1">, nos meilleures salutations.</text:span></text:p>
      <text:p text:style-name="P3"><text:placeholder text:placeholder-type="text">&lt;user.name&gt;</text:placeholder></text:p>
      <text:p text:style-name="P3"><text:placeholder text:placeholder-type="text">&lt;if test="user.team"&gt;</text:placeholder></text:p>
      <text:p text:style-name="P2"><text:span text:style-name="T1">Equipe </text:span><text:span text:style-name="T1"><text:placeholder text:placeholder-type="text">&lt;user.team.name&gt;</text:placeholder></text:span></text:p>
      <text:p text:style-name="P3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3" meta:paragraph-count="34" meta:word-count="123" meta:character-count="1191" meta:non-whitespace-character-count="1102"/>
    <meta:user-defined meta:name="Info 1"/>
    <meta:user-defined meta:name="Info 2"/>
    <meta:user-defined meta:name="Info 3"/>
    <meta:user-defined meta:name="Info 4"/>
  </office:meta>
</office:document-meta>
</file>